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30847425003245131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95061764401879949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96777848663148076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86984571870736210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2262884528657834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0011811629318593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41037261098374320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05449276181984019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9401819" text:continue-list="list341037261098374320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8177670977331915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40739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39789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941353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9395336"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409832"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94295512947147779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18563922160562713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103463312240379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39784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32581898880236841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4990330667310707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96180258632000834" text:style-name="L15">
        <text:list-item>
          <text:list>
            <text:list-header>
              <text:p text:style-name="P184">1.5 miles averaging about 9:40/mile and rest 1 min</text:p>
            </text:list-header>
          </text:list>
        </text:list-item>
      </text:list>
      <text:p text:style-name="P24">1 mile in 8:26 and rest 2 min</text:p>
      <text:list xml:id="list900058183985142582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342679293833550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26083"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1514636771860531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13721696804336840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83453729708286725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9417629" text:continue-list="list9137216968043368404" text:style-name="L19">
        <text:list-item>
          <text:list>
            <text:list-header>
              <text:p text:style-name="P188">(Pace*HR)=1240</text:p>
            </text:list-header>
          </text:list>
        </text:list-item>
      </text:list>
      <text:list xml:id="list29401405" text:continue-list="list3151463677186053191" text:style-name="L18">
        <text:list-item>
          <text:list>
            <text:list-header>
              <text:p text:style-name="P187">2 miles at 10:46/mile Ave HR= 121 bpm and rest a few minutes</text:p>
            </text:list-header>
          </text:list>
        </text:list-item>
      </text:list>
      <text:list xml:id="list29423275" text:continue-list="list2941762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941763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9788902144484418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84405163678456619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03264326633332727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34280872853042667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57246456843349250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4298613559226969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939787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41623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4489728382527430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03339067645833640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5987449335572528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8047625948582792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8998089865945346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658264628737992043" text:style-name="L32">
        <text:list-item>
          <text:list>
            <text:list-header>
              <text:p text:style-name="P198">0.25 miles in 2:54</text:p>
              <text:p text:style-name="P198">1 mile in 9:21 going faster as I ran and ending at around 8:30 pace</text:p>
            </text:list-header>
          </text:list>
        </text:list-item>
      </text:list>
      <text:list xml:id="list19383064475823710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5549643200570006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984574727711927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2034950496223325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115447924090401805"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4588176694226944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0773989740626330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8T09:15:43.85</dc:date>
    <dc:creator>James Lombardi</dc:creator>
    <meta:editing-duration>P30DT22H27M13S</meta:editing-duration>
    <meta:editing-cycles>2256</meta:editing-cycles>
    <meta:generator>OpenOffice/4.1.2$Win32 OpenOffice.org_project/412m3$Build-9782</meta:generator>
    <meta:document-statistic meta:table-count="0" meta:image-count="9" meta:object-count="0" meta:page-count="223" meta:paragraph-count="6553" meta:word-count="70360" meta:character-count="359829"/>
  </office:meta>
</office:document-meta>
</file>